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800000002D70AD4C3A.png" manifest:media-type="image/png"/>
  <manifest:file-entry manifest:full-path="Pictures/1000404E00000D3B000004A15D83E7C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4.548in"/>
    </style:style>
    <style:style style:name="co4" style:family="table-column">
      <style:table-column-properties fo:break-before="auto" style:column-width="1.5161in"/>
    </style:style>
    <style:style style:name="co5" style:family="table-column">
      <style:table-column-properties fo:break-before="auto" style:column-width="0.7063in"/>
    </style:style>
    <style:style style:name="co6" style:family="table-column">
      <style:table-column-properties fo:break-before="auto" style:column-width="0.6807in"/>
    </style:style>
    <style:style style:name="co7" style:family="table-column">
      <style:table-column-properties fo:break-before="auto" style:column-width="4.5602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3543in" fo:break-before="auto" style:use-optimal-row-height="fals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4165in" fo:break-before="page" style:use-optimal-row-height="false"/>
    </style:style>
    <style:style style:name="ta1" style:family="table" style:master-page-name="PageStyle_5f_PRE-FEST">
      <style:table-properties table:display="true" style:writing-mode="lr-tb" tableooo:tab-color="#e4eef8"/>
    </style:style>
    <style:style style:name="ta2" style:family="table" style:master-page-name="PageStyle_5f_WEDNESDAY">
      <style:table-properties table:display="true" style:writing-mode="lr-tb" tableooo:tab-color="#e4eef8"/>
    </style:style>
    <style:style style:name="ta3" style:family="table" style:master-page-name="PageStyle_5f_THURSDAY">
      <style:table-properties table:display="true" style:writing-mode="lr-tb" tableooo:tab-color="#e4eef8"/>
    </style:style>
    <style:style style:name="ta4" style:family="table" style:master-page-name="PageStyle_5f_FRIDAY">
      <style:table-properties table:display="true" style:writing-mode="lr-tb" tableooo:tab-color="#e4eef8"/>
    </style:style>
    <style:style style:name="ta5" style:family="table" style:master-page-name="PageStyle_5f_SATURDAY">
      <style:table-properties table:display="true" style:writing-mode="lr-tb" tableooo:tab-color="#e4eef8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5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3333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5f79a0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8" style:family="table-cell" style:parent-style-name="Default" style:data-style-name="N149">
      <style:table-cell-properties style:glyph-orientation-vertical="0" fo:background-color="#e4eef8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9" style:family="table-cell" style:parent-style-name="Default" style:data-style-name="N149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Century Gothic" style:font-size-complex="18pt" style:font-style-complex="normal" style:font-weight-complex="bold"/>
    </style:style>
    <style:style style:name="ce11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e4eef8" fo:background-color="#5f79a0" style:diagonal-bl-tr="none" style:diagonal-tl-br="none" style:text-align-source="fix" style:repeat-content="false" fo:wrap-option="wrap" fo:border-left="0.74pt solid #d6d6d6" style:direction="ltr" fo:padding="0.028in" fo:border-right="none" style:rotation-angle="0" style:rotation-align="none" style:shrink-to-fit="false" fo:border-top="0.74pt solid #d6d6d6" style:vertical-align="middle" loext:vertical-justify="auto"/>
      <style:paragraph-properties fo:text-align="center" css3t:text-justify="auto" fo:margin-left="0.139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808080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7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18" style:family="table-cell" style:parent-style-name="Default" style:data-style-name="N10036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19" style:family="table-cell" style:parent-style-name="Default">
      <style:table-cell-properties fo:padding="0.028in"/>
      <style:text-properties style:font-name="Liberation Sans"/>
    </style:style>
    <style:style style:name="ce20" style:family="table-cell" style:parent-style-name="Default">
      <style:text-properties style:font-name="Liberation Sans"/>
    </style:style>
    <style:style style:name="ce21" style:family="table-cell" style:parent-style-name="Default" style:data-style-name="N42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2" style:family="table-cell" style:parent-style-name="Default" style:data-style-name="N42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23" style:family="table-cell" style:parent-style-name="Default" style:data-style-name="N4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3333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24" style:family="table-cell" style:parent-style-name="Default" style:data-style-name="N42">
      <style:table-cell-properties style:glyph-orientation-vertical="0" fo:background-color="#5f79a0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5" style:family="table-cell" style:parent-style-name="Default" style:data-style-name="N42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26" style:family="table-cell" style:parent-style-name="Default" style:data-style-name="N42">
      <style:table-cell-properties style:glyph-orientation-vertical="0" fo:background-color="#e4eef8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27" style:family="table-cell" style:parent-style-name="Default" style:data-style-name="N42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8" style:family="table-cell" style:parent-style-name="Default" style:data-style-name="N148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0000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3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Liberation Sans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  <style:style style:name="T2" style:family="text">
      <style:text-properties style:font-name="Century Gothic" style:font-style-complex="norm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fo:color="#ffffff"/>
    </style:style>
    <style:style style:name="T3" style:family="text">
      <style:text-properties style:font-name="Century Gothic" style:font-style-complex="normal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fo:color="#ffffff" style:text-position="super"/>
    </style:style>
    <style:style style:name="T4" style:family="text">
      <style:text-properties style:font-name="Century Gothic" style:font-style-complex="normal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fo:color="#ffffff" style:text-position="0%"/>
    </style:style>
    <style:style style:name="T5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6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text-position="super"/>
    </style:style>
    <style:style style:name="T7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/>
    </style:style>
    <style:style style:name="T8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PRE-FEST" table:style-name="ta1" table:print-ranges="'PRE-FEST'.B2:'PRE-FEST'.D18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0" table:default-cell-style-name="ce1"/>
        <table:table-column table:style-name="co6" table:number-columns-repeated="3" table:default-cell-style-name="ce19"/>
        <table:table-column table:style-name="co6" table:number-columns-repeated="767" table:default-cell-style-name="ce2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4" office:value-type="string" calcext:value-type="string" table:number-columns-spanned="2" table:number-rows-spanned="1">
            <text:p>ACDA 2017 Central Technical Schedule v1</text:p>
          </table:table-cell>
          <table:covered-table-cell table:style-name="ce10"/>
          <table:table-cell table:style-name="ce17" office:value-type="string" calcext:value-type="string">
            <text:p>Updated:</text:p>
          </table:table-cell>
          <table:table-cell table:style-name="ce2" table:number-columns-repeated="1020"/>
        </table:table-row>
        <table:table-row table:style-name="ro3">
          <table:table-cell table:style-name="ce3"/>
          <table:table-cell table:style-name="ce5" office:value-type="string" calcext:value-type="string" table:number-columns-spanned="2" table:number-rows-spanned="1">
            <text:p>SUBJECT TO CHANGE</text:p>
          </table:table-cell>
          <table:covered-table-cell table:style-name="ce11"/>
          <table:table-cell table:style-name="ce18" table:formula="of:=NOW()" office:value-type="date" office:date-value="2017-02-11T19:17:26.466162" calcext:value-type="date">
            <text:p>02/11/2017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6"/>
          <table:table-cell table:style-name="ce12" office:value-type="string" calcext:value-type="string">
            <text:p>SATURDAY – MARCH 25<text:span text:style-name="T1">th</text:span>, 2017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3"/>
          <table:table-cell table:style-name="ce7" office:value-type="string" calcext:value-type="string">
            <text:p>TIME</text:p>
          </table:table-cell>
          <table:table-cell table:style-name="ce13" office:value-type="string" calcext:value-type="string">
            <text:p>WILNER THEATRE</text:p>
          </table:table-cell>
          <table:table-cell table:style-name="ce13" office:value-type="string" calcext:value-type="string">
            <text:p>NOTES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8" office:value-type="string" calcext:value-type="string">
            <text:p>9:00-1:00</text:p>
          </table:table-cell>
          <table:table-cell table:style-name="ce14" office:value-type="string" calcext:value-type="string">
            <text:p>Fit Up / Hang Lighting and Sound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9" office:value-type="string" calcext:value-type="string">
            <text:p>1:00-2:00</text:p>
          </table:table-cell>
          <table:table-cell table:number-columns-repeated="2" table:style-name="ce15" office:value-type="string" calcext:value-type="string">
            <text:p>LUNCH</text:p>
          </table:table-cell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2:00-5:00</text:p>
          </table:table-cell>
          <table:table-cell table:style-name="ce14" office:value-type="string" calcext:value-type="string">
            <text:p>Fit Up / Hang Lighting and Sound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8"/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6"/>
          <table:table-cell table:style-name="ce12" office:value-type="string" calcext:value-type="string">
            <text:p>SUNDAY – MARCH 26<text:span text:style-name="T1">th</text:span>, 2017</text:p>
          </table:table-cell>
          <table:table-cell table:style-name="ce1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1:00-5:00</text:p>
          </table:table-cell>
          <table:table-cell table:style-name="ce14" office:value-type="string" calcext:value-type="string">
            <text:p>Focus Lighting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5:00-TBA</text:p>
          </table:table-cell>
          <table:table-cell table:style-name="ce14" office:value-type="string" calcext:value-type="string">
            <text:p>Troubleshooting - Ben Roose and Brianna Baxley Only (if required)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8"/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6"/>
          <table:table-cell table:style-name="ce12" office:value-type="string" calcext:value-type="string">
            <text:p>MONDAY / TUESDAY - MARCH 27th / 28<text:span text:style-name="T1">th</text:span>, 2017</text:p>
          </table:table-cell>
          <table:table-cell table:style-name="ce1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9:30-11:00</text:p>
          </table:table-cell>
          <table:table-cell table:style-name="ce14" office:value-type="string" calcext:value-type="string">
            <text:p>WSU Dancers to Lay Dance Floor (Monday)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Mon-Tues</text:p>
          </table:table-cell>
          <table:table-cell table:style-name="ce14" office:value-type="string" calcext:value-type="string">
            <text:p>Ben and Brianna to Troubleshoot and Clean Up Prior to Festival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8"/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9"/>
          <table:table-cell table:style-name="ce15" office:value-type="string" calcext:value-type="string">
            <text:p>END OF PRE-FESTIVAL FIT UP</text:p>
          </table:table-cell>
          <table:table-cell table:style-name="ce1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16"/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'PRE-FEST'.$B$2:.$D$18" table:range-usable-as="print-range"/>
        </table:named-expressions>
      </table:table>
      <table:table table:name="WEDNESDAY" table:style-name="ta2" table:print-ranges="WEDNESDAY.B2:WEDNESDAY.D26">
        <table:table-column table:style-name="co1" table:default-cell-style-name="ce1"/>
        <table:table-column table:style-name="co2" table:default-cell-style-name="ce21"/>
        <table:table-column table:style-name="co3" table:default-cell-style-name="ce1"/>
        <table:table-column table:style-name="co4" table:default-cell-style-name="ce1"/>
        <table:table-column table:style-name="co5" table:number-columns-repeated="250" table:default-cell-style-name="ce1"/>
        <table:table-column table:style-name="co6" table:number-columns-repeated="3" table:default-cell-style-name="ce19"/>
        <table:table-column table:style-name="co6" table:number-columns-repeated="767" table:default-cell-style-name="ce2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22" table:formula="of:=[$'PRE-FEST'.B2]" office:value-type="string" office:string-value="ACDA 2017 Central Technical Schedule v1" calcext:value-type="string" table:number-columns-spanned="2" table:number-rows-spanned="1">
            <text:p>ACDA 2017 Central Technical Schedule v1</text:p>
          </table:table-cell>
          <table:covered-table-cell table:style-name="ce10"/>
          <table:table-cell table:style-name="ce30" table:formula="of:=[$'PRE-FEST'.D2]" office:value-type="string" office:string-value="Updated:" calcext:value-type="string">
            <text:p>Updated:</text:p>
          </table:table-cell>
          <table:table-cell table:style-name="ce2" table:number-columns-repeated="1020"/>
        </table:table-row>
        <table:table-row table:style-name="ro3">
          <table:table-cell table:style-name="ce3"/>
          <table:table-cell table:style-name="ce23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1"/>
          <table:table-cell table:style-name="ce18" table:formula="of:=[$'PRE-FEST'.D3]" office:value-type="date" office:date-value="2017-02-11T19:17:26.466162" calcext:value-type="date">
            <text:p>02/11/2017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24"/>
          <table:table-cell table:style-name="ce12" office:value-type="string" calcext:value-type="string">
            <text:p>WEDNESDAY – MARCH 29<text:span text:style-name="T1">th</text:span>, 2017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3"/>
          <table:table-cell table:style-name="ce25" office:value-type="string" calcext:value-type="string">
            <text:p>TIME</text:p>
          </table:table-cell>
          <table:table-cell table:style-name="ce13" office:value-type="string" calcext:value-type="string">
            <text:p>WILNER THEATRE (Technical Rehearsals/Concerts)</text:p>
          </table:table-cell>
          <table:table-cell table:style-name="ce13" office:value-type="string" calcext:value-type="string">
            <text:p>NOTES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26" office:value-type="string" calcext:value-type="string">
            <text:p>9:00-11:00</text:p>
          </table:table-cell>
          <table:table-cell table:style-name="ce14" office:value-type="string" calcext:value-type="string">
            <text:p>Tech Time if Required (CREW ONLY)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1:00-11:2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1:20-11:4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1:40-12:0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12:00-12:1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2:10-12:3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2:30-12:5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2:50-1:1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1:10-2:10</text:p>
          </table:table-cell>
          <table:table-cell table:number-columns-repeated="2" table:style-name="ce15" office:value-type="string" calcext:value-type="string">
            <text:p>LUNCH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2:10-2:3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2:30-2:5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2:50-3:1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3:10-3:2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3:20-3:4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3:40-4:0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4:00-4:2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4:20-4:40</text:p>
          </table:table-cell>
          <table:table-cell table:style-name="ce14" office:value-type="string" calcext:value-type="string">
            <text:p>Technical Reset (CREW ONLY)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4:40-5:50</text:p>
          </table:table-cell>
          <table:table-cell table:number-columns-repeated="2" table:style-name="ce15" office:value-type="string" calcext:value-type="string">
            <text:p>DINNER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5:50-6:30</text:p>
          </table:table-cell>
          <table:table-cell table:style-name="ce14" office:value-type="string" calcext:value-type="string">
            <text:p>B/O Check </text:p>
            <text:p>→ House Open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6:30-9:15</text:p>
          </table:table-cell>
          <table:table-cell table:style-name="ce29" office:value-type="string" calcext:value-type="string">
            <text:p>ADJUDCATION CONCERT 1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8" office:value-type="time" office:time-value="PT21H15M00S" calcext:value-type="time">
            <text:p>9:15 PM</text:p>
          </table:table-cell>
          <table:table-cell table:number-columns-repeated="2" table:style-name="ce15" office:value-type="string" calcext:value-type="string">
            <text:p>END OF DAY</text:p>
          </table:table-cell>
          <table:table-cell table:number-columns-repeated="1020"/>
        </table:table-row>
        <table:table-row table:style-name="ro4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16"/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PRE-FEST'.$A$1" table:cell-range-address="$WEDNESDAY.$B$2:.$D$28" table:range-usable-as="print-range"/>
        </table:named-expressions>
      </table:table>
      <table:table table:name="THURSDAY" table:style-name="ta3" table:print-ranges="THURSDAY.B2:THURSDAY.D36">
        <office:forms form:automatic-focus="false" form:apply-design-mode="false"/>
        <table:table-column table:style-name="co1" table:default-cell-style-name="ce1"/>
        <table:table-column table:style-name="co2" table:default-cell-style-name="ce21"/>
        <table:table-column table:style-name="co3" table:default-cell-style-name="ce1"/>
        <table:table-column table:style-name="co4" table:default-cell-style-name="ce1"/>
        <table:table-column table:style-name="co5" table:number-columns-repeated="250" table:default-cell-style-name="ce1"/>
        <table:table-column table:style-name="co6" table:number-columns-repeated="3" table:default-cell-style-name="ce19"/>
        <table:table-column table:style-name="co6" table:number-columns-repeated="767" table:default-cell-style-name="ce20"/>
        <table:table-row table:style-name="ro1">
          <table:table-cell table:number-columns-repeated="1024"/>
        </table:table-row>
        <table:table-header-rows>
          <table:table-row table:style-name="ro2">
            <table:table-cell table:style-name="ce2"/>
            <table:table-cell table:style-name="ce22" table:formula="of:=[$'PRE-FEST'.B2]" office:value-type="string" office:string-value="ACDA 2017 Central Technical Schedule v1" calcext:value-type="string" table:number-columns-spanned="2" table:number-rows-spanned="1">
              <text:p>ACDA 2017 Central Technical Schedule v1</text:p>
            </table:table-cell>
            <table:covered-table-cell table:style-name="ce10"/>
            <table:table-cell table:style-name="ce30" table:formula="of:=[$'PRE-FEST'.D2]" office:value-type="string" office:string-value="Updated:" calcext:value-type="string">
              <text:p>Updated:</text:p>
            </table:table-cell>
            <table:table-cell table:style-name="ce2" table:number-columns-repeated="1020"/>
          </table:table-row>
          <table:table-row table:style-name="ro3">
            <table:table-cell table:style-name="ce3"/>
            <table:table-cell table:style-name="ce23" table:formula="of:=[$'PRE-FEST'.B3]" office:value-type="string" office:string-value="SUBJECT TO CHANGE" calcext:value-type="string" table:number-columns-spanned="2" table:number-rows-spanned="1">
              <text:p>SUBJECT TO CHANGE</text:p>
            </table:table-cell>
            <table:covered-table-cell table:style-name="ce11"/>
            <table:table-cell table:style-name="ce18" table:formula="of:=[$'PRE-FEST'.D3]" office:value-type="date" office:date-value="2017-02-11T19:17:26.466162" calcext:value-type="date">
              <text:p>02/11/2017</text:p>
            </table:table-cell>
            <table:table-cell table:style-name="ce3" table:number-columns-repeated="1020"/>
          </table:table-row>
          <table:table-row table:style-name="ro4">
            <table:table-cell/>
            <table:table-cell table:style-name="ce24"/>
            <table:table-cell table:style-name="ce12" office:value-type="string" calcext:value-type="string">
              <text:p>THURSDAY – MARCH 30<text:span text:style-name="T1">th</text:span>, 2017</text:p>
            </table:table-cell>
            <table:table-cell table:style-name="ce12"/>
            <table:table-cell table:number-columns-repeated="1020"/>
          </table:table-row>
          <table:table-row table:style-name="ro4">
            <table:table-cell table:style-name="ce3"/>
            <table:table-cell table:style-name="ce25" office:value-type="string" calcext:value-type="string">
              <text:p>TIME</text:p>
            </table:table-cell>
            <table:table-cell table:style-name="ce13" office:value-type="string" calcext:value-type="string">
              <text:p>WILNER THEATRE (Technical Rehearsals/Concerts)</text:p>
            </table:table-cell>
            <table:table-cell table:style-name="ce13" office:value-type="string" calcext:value-type="string">
              <text:p>NOTES</text:p>
            </table:table-cell>
            <table:table-cell table:style-name="ce3" table:number-columns-repeated="1020"/>
          </table:table-row>
        </table:table-header-rows>
        <table:table-row table:style-name="ro4">
          <table:table-cell/>
          <table:table-cell table:style-name="ce26" office:value-type="string" calcext:value-type="string">
            <text:p>7:00-7:40</text:p>
          </table:table-cell>
          <table:table-cell table:style-name="ce14" office:value-type="string" calcext:value-type="string">
            <text:p>Technical Reset (CREW ONLY) - If Required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7:40-8:0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8:00-8:2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8:20-8:4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8:40-8:5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8:50-9:1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9:10-9:3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9:30-9:5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9:50-10:0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0:00-10:2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0:20-10:4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0:40-11:00</text:p>
          </table:table-cell>
          <table:table-cell table:style-name="ce14" office:value-type="string" calcext:value-type="string">
            <text:p>Technical Reset (CREW ONLY)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11:00-12:00</text:p>
          </table:table-cell>
          <table:table-cell table:number-columns-repeated="2" table:style-name="ce15" office:value-type="string" calcext:value-type="string">
            <text:p>LUNCH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2:00-12:30</text:p>
          </table:table-cell>
          <table:table-cell table:style-name="ce14" office:value-type="string" calcext:value-type="string">
            <text:p>B/O Check </text:p>
            <text:p>→ House Open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2:30-2:30</text:p>
          </table:table-cell>
          <table:table-cell table:style-name="ce29" office:value-type="string" calcext:value-type="string">
            <text:p>ADJUDCATION CONCERT 2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2:30-2:40</text:p>
          </table:table-cell>
          <table:table-cell table:style-name="ce15" office:value-type="string" calcext:value-type="string">
            <text:p>POST-CONCERT Buffer/Break</text:p>
          </table:table-cell>
          <table:table-cell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6">
          <table:table-cell/>
          <table:table-cell table:style-name="ce26" office:value-type="string" calcext:value-type="string">
            <text:p>2:40-3:0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3:00-3:2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3:20-3:4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3:40-3:5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3:50-4:1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4:10-4:3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4:30-4:5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4:50-5:0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5:00-5:2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5:20-5:4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5:40-6:00</text:p>
          </table:table-cell>
          <table:table-cell table:style-name="ce14" office:value-type="string" calcext:value-type="string">
            <text:p>Technical Reset (CREW ONLY)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6:00-7:00</text:p>
          </table:table-cell>
          <table:table-cell table:number-columns-repeated="2" table:style-name="ce15" office:value-type="string" calcext:value-type="string">
            <text:p>DINNER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7:00-7:30</text:p>
          </table:table-cell>
          <table:table-cell table:style-name="ce14" office:value-type="string" calcext:value-type="string">
            <text:p>B/O Check </text:p>
            <text:p>→ House Open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7:30-9:30</text:p>
          </table:table-cell>
          <table:table-cell table:style-name="ce29" office:value-type="string" calcext:value-type="string">
            <text:p>ADJUDCATION CONCERT 3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8" office:value-type="time" office:time-value="PT21H30M00S" calcext:value-type="time">
            <text:p>9:30 PM</text:p>
          </table:table-cell>
          <table:table-cell table:number-columns-repeated="2" table:style-name="ce15" office:value-type="string" calcext:value-type="string">
            <text:p>END OF DAY</text:p>
          </table:table-cell>
          <table:table-cell table:number-columns-repeated="1020"/>
        </table:table-row>
        <table:table-row table:style-name="ro4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16"/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PRE-FEST'.$A$1" table:cell-range-address="$THURSDAY.$B$2:.$D$38" table:range-usable-as="print-range"/>
        </table:named-expressions>
      </table:table>
      <table:table table:name="FRIDAY" table:style-name="ta4" table:print-ranges="FRIDAY.B2:FRIDAY.D28">
        <table:table-column table:style-name="co1" table:default-cell-style-name="ce1"/>
        <table:table-column table:style-name="co2" table:default-cell-style-name="ce21"/>
        <table:table-column table:style-name="co7" table:default-cell-style-name="ce1"/>
        <table:table-column table:style-name="co4" table:default-cell-style-name="ce1"/>
        <table:table-column table:style-name="co5" table:number-columns-repeated="250" table:default-cell-style-name="ce1"/>
        <table:table-column table:style-name="co6" table:number-columns-repeated="3" table:default-cell-style-name="ce19"/>
        <table:table-column table:style-name="co6" table:number-columns-repeated="767" table:default-cell-style-name="ce2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22" table:formula="of:=[$'PRE-FEST'.B2]" office:value-type="string" office:string-value="ACDA 2017 Central Technical Schedule v1" calcext:value-type="string" table:number-columns-spanned="2" table:number-rows-spanned="1">
            <text:p>ACDA 2017 Central Technical Schedule v1</text:p>
          </table:table-cell>
          <table:covered-table-cell table:style-name="ce10"/>
          <table:table-cell table:style-name="ce30" table:formula="of:=[$'PRE-FEST'.D2]" office:value-type="string" office:string-value="Updated:" calcext:value-type="string">
            <text:p>Updated:</text:p>
          </table:table-cell>
          <table:table-cell table:style-name="ce2" table:number-columns-repeated="1020"/>
        </table:table-row>
        <table:table-row table:style-name="ro3">
          <table:table-cell table:style-name="ce3"/>
          <table:table-cell table:style-name="ce23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1"/>
          <table:table-cell table:style-name="ce18" table:formula="of:=[$'PRE-FEST'.D3]" office:value-type="date" office:date-value="2017-02-11T19:17:26.466162" calcext:value-type="date">
            <text:p>02/11/2017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24"/>
          <table:table-cell table:style-name="ce12" office:value-type="string" calcext:value-type="string">
            <text:p>FRIDAY – MARCH 31st, 2017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3"/>
          <table:table-cell table:style-name="ce25" office:value-type="string" calcext:value-type="string">
            <text:p>TIME</text:p>
          </table:table-cell>
          <table:table-cell table:style-name="ce13" office:value-type="string" calcext:value-type="string">
            <text:p>WILNER THEATRE (Technical Rehearsals/Concerts)</text:p>
          </table:table-cell>
          <table:table-cell table:style-name="ce13" office:value-type="string" calcext:value-type="string">
            <text:p>NOTES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26" office:value-type="string" calcext:value-type="string">
            <text:p>9:00-10:00</text:p>
          </table:table-cell>
          <table:table-cell table:style-name="ce14" office:value-type="string" calcext:value-type="string">
            <text:p>Technical Reset (CREW ONLY) - If Required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0:00-10:2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0:20-10:4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0:40-11:0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11:00-11:1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1:10-11:3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1:30-11:5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1:50-12:1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12:10-1:10</text:p>
          </table:table-cell>
          <table:table-cell table:number-columns-repeated="2" table:style-name="ce15" office:value-type="string" calcext:value-type="string">
            <text:p>LUNCH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:10-1:3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:30-1:5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:50-2:1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2:10-2:2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2:20-2:4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2:40-3:0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3:00-3:2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3:20-3:40</text:p>
          </table:table-cell>
          <table:table-cell table:style-name="ce14" office:value-type="string" calcext:value-type="string">
            <text:p>Technical Reset (CREW ONLY)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3:40-4:50</text:p>
          </table:table-cell>
          <table:table-cell table:number-columns-repeated="2" table:style-name="ce15" office:value-type="string" calcext:value-type="string">
            <text:p>DINNER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4:50-5:30</text:p>
          </table:table-cell>
          <table:table-cell table:style-name="ce14" office:value-type="string" calcext:value-type="string">
            <text:p>B/O Check </text:p>
            <text:p>→ House Open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5:30-8:00</text:p>
          </table:table-cell>
          <table:table-cell table:style-name="ce29" office:value-type="string" calcext:value-type="string">
            <text:p>ADJUDCATION CONCERT 4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8:00-8:15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8:15-9:45</text:p>
          </table:table-cell>
          <table:table-cell table:style-name="ce29" office:value-type="string" calcext:value-type="string">
            <text:p>ADJUDCATION FEEDBACK 4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7" office:value-type="time" office:time-value="PT21H45M00S" calcext:value-type="time">
            <text:p>09:45 PM</text:p>
          </table:table-cell>
          <table:table-cell table:number-columns-repeated="2" table:style-name="ce15" office:value-type="string" calcext:value-type="string">
            <text:p>END OF DA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16"/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5" table:number-rows-repeated="10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PRE-FEST'.$A$1" table:cell-range-address="$FRIDAY.$B$2:.$D$36" table:range-usable-as="print-range"/>
        </table:named-expressions>
      </table:table>
      <table:table table:name="SATURDAY" table:style-name="ta5" table:print-ranges="SATURDAY.B2:SATURDAY.D27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0" table:default-cell-style-name="ce1"/>
        <table:table-column table:style-name="co6" table:number-columns-repeated="3" table:default-cell-style-name="ce19"/>
        <table:table-column table:style-name="co6" table:number-columns-repeated="767" table:default-cell-style-name="ce2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4" table:formula="of:=[$'PRE-FEST'.B2]" office:value-type="string" office:string-value="ACDA 2017 Central Technical Schedule v1" calcext:value-type="string" table:number-columns-spanned="2" table:number-rows-spanned="1">
            <text:p>ACDA 2017 Central Technical Schedule v1</text:p>
          </table:table-cell>
          <table:covered-table-cell table:style-name="ce10"/>
          <table:table-cell table:style-name="ce30" table:formula="of:=[$'PRE-FEST'.D2]" office:value-type="string" office:string-value="Updated:" calcext:value-type="string">
            <text:p>Updated:</text:p>
          </table:table-cell>
          <table:table-cell table:style-name="ce2" table:number-columns-repeated="1020"/>
        </table:table-row>
        <table:table-row table:style-name="ro3">
          <table:table-cell table:style-name="ce3"/>
          <table:table-cell table:style-name="ce5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1"/>
          <table:table-cell table:style-name="ce18" table:formula="of:=[$'PRE-FEST'.D3]" office:value-type="date" office:date-value="2017-02-11T19:17:26.466162" calcext:value-type="date">
            <text:p>02/11/2017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6"/>
          <table:table-cell table:style-name="ce12" office:value-type="string" calcext:value-type="string">
            <text:p>SATURDAY – <text:span text:style-name="T2">APRIL 1</text:span><text:span text:style-name="T3">st</text:span><text:span text:style-name="T4">, 2017</text:span>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3"/>
          <table:table-cell table:style-name="ce7" office:value-type="string" calcext:value-type="string">
            <text:p>TIME</text:p>
          </table:table-cell>
          <table:table-cell table:style-name="ce13" office:value-type="string" calcext:value-type="string">
            <text:p>WILNER THEATRE (Technical Rehearsals/Concerts)</text:p>
          </table:table-cell>
          <table:table-cell table:style-name="ce13" office:value-type="string" calcext:value-type="string">
            <text:p>NOTES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8" office:value-type="string" calcext:value-type="string">
            <text:p>10:00-11:00</text:p>
          </table:table-cell>
          <table:table-cell table:style-name="ce14" office:value-type="string" calcext:value-type="string">
            <text:p>Technical Reset (CREW ONLY) - If Required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11:00-11:2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11:20-11:4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11:40-12:0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9" office:value-type="string" calcext:value-type="string">
            <text:p>12:00-12:1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12:10-12:3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12:30-12:5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12:50-1:1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9" office:value-type="string" calcext:value-type="string">
            <text:p>1:10-2:10</text:p>
          </table:table-cell>
          <table:table-cell table:number-columns-repeated="2" table:style-name="ce15" office:value-type="string" calcext:value-type="string">
            <text:p>LUNCH</text:p>
          </table:table-cell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2:10-2:3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2:30-2:5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2:50-3:1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9" office:value-type="string" calcext:value-type="string">
            <text:p>3:10-3:2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3:20-3:4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3:40-4:0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4:00-4:2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4:20-4:40</text:p>
          </table:table-cell>
          <table:table-cell table:style-name="ce14" office:value-type="string" calcext:value-type="string">
            <text:p>Technical Reset (CREW ONLY)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9" office:value-type="string" calcext:value-type="string">
            <text:p>4:40-6:20</text:p>
          </table:table-cell>
          <table:table-cell table:style-name="ce15" office:value-type="string" calcext:value-type="string">
            <text:p>EXTENDED DINNER</text:p>
          </table:table-cell>
          <table:table-cell table:style-name="ce15" office:value-type="string" calcext:value-type="string">
            <text:p>DINNER</text:p>
          </table:table-cell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6:20-7:00</text:p>
          </table:table-cell>
          <table:table-cell table:style-name="ce14" office:value-type="string" calcext:value-type="string">
            <text:p>B/O Check </text:p>
            <text:p>→ House Open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7:00-9:45</text:p>
          </table:table-cell>
          <table:table-cell table:style-name="ce29" office:value-type="string" calcext:value-type="string">
            <text:p>GALA CONCERT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9" office:value-type="string" calcext:value-type="string">
            <text:p>9:45-10:0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9" office:value-type="float" office:value="0.916666666666667" calcext:value-type="float">
            <text:p>10:00 PM</text:p>
          </table:table-cell>
          <table:table-cell table:number-columns-repeated="2" table:style-name="ce15" office:value-type="string" calcext:value-type="string">
            <text:p>GALA RECEPTION</text:p>
          </table:table-cell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PRE-FEST'.$A$1" table:cell-range-address="$SATURDAY.$B$2:.$D$31" table:range-usable-as="print-range"/>
        </table:named-expressions>
      </table:table>
      <table:table table:name="SUNDAY" table:style-name="ta5" table:print-ranges="SUNDAY.B2:SUNDAY.D10">
        <table:shapes>
          <draw:frame draw:z-index="0" draw:name="Image 1" draw:style-name="gr1" draw:text-style-name="P1" svg:width="0.713in" svg:height="0.3181in" svg:x="0.4339in" svg:y="2.7323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0" table:default-cell-style-name="ce1"/>
        <table:table-column table:style-name="co6" table:number-columns-repeated="3" table:default-cell-style-name="ce19"/>
        <table:table-column table:style-name="co6" table:number-columns-repeated="767" table:default-cell-style-name="ce2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4" table:formula="of:=[$'PRE-FEST'.B2]" office:value-type="string" office:string-value="ACDA 2017 Central Technical Schedule v1" calcext:value-type="string" table:number-columns-spanned="2" table:number-rows-spanned="1">
            <text:p>ACDA 2017 Central Technical Schedule v1</text:p>
          </table:table-cell>
          <table:covered-table-cell table:style-name="ce10"/>
          <table:table-cell table:style-name="ce30" table:formula="of:=[$'PRE-FEST'.D2]" office:value-type="string" office:string-value="Updated:" calcext:value-type="string">
            <text:p>Updated:</text:p>
          </table:table-cell>
          <table:table-cell table:style-name="ce2" table:number-columns-repeated="1020"/>
        </table:table-row>
        <table:table-row table:style-name="ro3">
          <table:table-cell table:style-name="ce3"/>
          <table:table-cell table:style-name="ce5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1"/>
          <table:table-cell table:style-name="ce18" table:formula="of:=[$'PRE-FEST'.D3]" office:value-type="date" office:date-value="2017-02-11T19:17:26.466162" calcext:value-type="date">
            <text:p>02/11/2017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6"/>
          <table:table-cell table:style-name="ce12" office:value-type="string" calcext:value-type="string">
            <text:p>SUNDAY – <text:span text:style-name="T5">APRIL 2</text:span><text:span text:style-name="T6">nd</text:span><text:span text:style-name="T7">,</text:span><text:span text:style-name="T8"> 2017</text:span>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3"/>
          <table:table-cell table:style-name="ce7" office:value-type="string" calcext:value-type="string">
            <text:p>TIME</text:p>
          </table:table-cell>
          <table:table-cell table:style-name="ce13" office:value-type="string" calcext:value-type="string">
            <text:p>WILNER THEATRE (Technical Rehearsals/Concerts)</text:p>
          </table:table-cell>
          <table:table-cell table:style-name="ce13" office:value-type="string" calcext:value-type="string">
            <text:p>NOTES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8" office:value-type="string" calcext:value-type="string">
            <text:p>1:00-5:00</text:p>
          </table:table-cell>
          <table:table-cell table:style-name="ce14" office:value-type="string" calcext:value-type="string">
            <text:p>Strike (Crew and WSU Dancers)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9" office:value-type="float" office:value="0.708333333333333" calcext:value-type="float">
            <text:p>5:00 PM</text:p>
          </table:table-cell>
          <table:table-cell table:style-name="ce15" office:value-type="string" calcext:value-type="string">
            <text:p>END OF ACDA 2017 CONFERENCE</text:p>
          </table:table-cell>
          <table:table-cell table:style-name="ce1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1" table:number-columns-spanned="1" table:number-rows-spanned="2"/>
          <table:table-cell table:style-name="ce32" office:value-type="string" calcext:value-type="string" table:number-columns-spanned="2" table:number-rows-spanned="1">
            <text:p>Except where otherwise noted, this work is licensed under Creative Commons Attribution-ShareAlike 4.0.</text:p>
          </table:table-cell>
          <table:covered-table-cell table:style-name="ce33"/>
          <table:table-cell table:number-columns-repeated="1020"/>
        </table:table-row>
        <table:table-row table:style-name="ro1">
          <table:table-cell/>
          <table:covered-table-cell/>
          <table:table-cell table:style-name="ce32" office:value-type="string" calcext:value-type="string" table:number-columns-spanned="2" table:number-rows-spanned="1">
            <text:p><text:a xlink:href="https://creativecommons.org/licenses/by-sa/4.0/" xlink:type="simple">https://creativecommons.org/licenses/by-sa/4.0/</text:a></text:p>
          </table:table-cell>
          <table:covered-table-cell table:style-name="ce33"/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5" table:number-rows-repeated="2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7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47">
      <number:text-content/>
      <style:map style:condition="value()&gt;=0" style:apply-style-name="N147P0"/>
    </number:text-style>
    <number:time-style style:name="N148">
      <number:hours/>
      <number:text>:</number:text>
      <number:minutes number:style="long"/>
      <number:text> </number:text>
      <number:am-pm/>
    </number:time-style>
    <number:time-style style:name="N149P0" style:volatile="true">
      <number:hours/>
      <number:text>:</number:text>
      <number:minutes number:style="long"/>
      <number:text> </number:text>
      <number:am-pm/>
    </number:time-style>
    <number:text-style style:name="N149">
      <number:text-content/>
      <style:map style:condition="value()&gt;=0" style:apply-style-name="N149P0"/>
    </number:text-style>
    <number:number-style style:name="N153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53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53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5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56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56">
      <number:text-content/>
      <style:map style:condition="value()&gt;=0" style:apply-style-name="N156P0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eaeaea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d6d6d6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ffff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5f79a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eaeaea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5f79a0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74pt solid #c0c0c0" fo:padding="0.028in" style:rotation-align="none"/>
    </style:style>
    <style:style style:name="Output" style:family="table-cell" style:parent-style-name="Default">
      <style:table-cell-properties fo:background-color="#eaeaea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5f79a0" style:border-line-width-bottom="0.0071in 0.0209in 0.0071in" style:diagonal-bl-tr="none" style:diagonal-tl-br="none" fo:border-left="none" fo:padding="0.028in" fo:border-right="none" style:rotation-align="none" fo:border-top="0.74pt solid #5f79a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5in" fo:margin-bottom="0.25in" fo:margin-left="0.5in" fo:margin-right="0.5in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4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5">
      <style:page-layout-properties fo:page-width="8.5in" fo:page-height="11in" style:num-format="1" style:print-orientation="portrait" fo:margin-top="0.25in" fo:margin-bottom="0.25in" fo:margin-left="0.5in" fo:margin-right="0.5in" style:shadow="none" fo:background-color="transparent" style:first-page-number="continue" style:scale-to="100%" style:table-centering="horizontal" style:writing-mode="lr-tb">
        <style:background-image/>
      </style:page-layout-properties>
      <style:header-style>
        <style:header-footer-properties fo:min-height="0.2in" fo:margin-left="0in" fo:margin-right="0in" fo:margin-bottom="0in" fo:background-color="transparent">
          <style:background-image/>
        </style:header-footer-properties>
      </style:header-style>
      <style:footer-style>
        <style:header-footer-properties fo:min-height="0.2in" fo:margin-left="0in" fo:margin-right="0in" fo:margin-top="0in"/>
      </style:footer-style>
    </style:page-layout>
    <style:page-layout style:name="Mpm6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902in" fo:margin-left="0.25in" fo:margin-right="0.25in" fo:margin-bottom="0.1in"/>
      </style:header-style>
      <style:footer-style>
        <style:header-footer-properties fo:min-height="0.2953in" fo:margin-left="0.248in" fo:margin-right="0.248in" fo:margin-top="0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/00/0000</text:date>, <text:time style:data-style-name="N2" text:time-value="19:17:12.5671354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E-FEST" style:display-name="PageStyle_PRE-FEST" style:page-layout-name="Mpm3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IT UP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Pre-Festival 2nd-5th April 2011</text:span></text:p>
        </style:region-right>
      </style:header-left>
      <style:footer style:display="false"/>
      <style:footer-left style:display="false"/>
    </style:master-page>
    <style:master-page style:name="PageStyle_5f_WEDNESDAY" style:display-name="PageStyle_WEDNESDAY" style:page-layout-name="Mpm4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WEDNE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WEDNESDAY - 6th April 2011</text:span></text:p>
        </style:region-right>
      </style:header-left>
      <style:footer style:display="false"/>
      <style:footer-left style:display="false"/>
    </style:master-page>
    <style:master-page style:name="PageStyle_5f_THURSDAY" style:display-name="PageStyle_THURSDAY" style:page-layout-name="Mpm5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THUR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THURSDAY - 7th April 2011</text:span></text:p>
        </style:region-right>
      </style:header-left>
      <style:footer style:display="false"/>
      <style:footer-left style:display="false"/>
    </style:master-page>
    <style:master-page style:name="PageStyle_5f_FRIDAY" style:display-name="PageStyle_FRIDAY" style:page-layout-name="Mpm4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RI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FRIDAY - 8th April 2011</text:span></text:p>
        </style:region-right>
      </style:header-left>
      <style:footer style:display="false"/>
      <style:footer-left style:display="false"/>
    </style:master-page>
    <style:master-page style:name="PageStyle_5f_SATURDAY" style:display-name="PageStyle_SATURDAY" style:page-layout-name="Mpm6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SATUR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SATURDAY - 9th April 2011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ve-day event schedule</dc:title>
    <meta:initial-creator>Microsoft Corporation</meta:initial-creator>
    <meta:creation-date>2002-08-02T11:23:10</meta:creation-date>
    <dc:date>2017-02-11T19:17:31.562244208</dc:date>
    <meta:print-date>2011-03-18T12:21:47</meta:print-date>
    <meta:editing-cycles>41</meta:editing-cycles>
    <meta:editing-duration>PT7H59M46S</meta:editing-duration>
    <meta:generator>LibreOffice/4.3.3.2$Linux_X86_64 LibreOffice_project/430m0$Build-2</meta:generator>
    <meta:document-statistic meta:table-count="6" meta:cell-count="239" meta:object-count="1"/>
    <meta:user-defined meta:name="APAuthor">191</meta:user-defined>
    <meta:user-defined meta:name="APEditor">92</meta:user-defined>
    <meta:user-defined meta:name="APTrustLevel">1.00000000000000</meta:user-defined>
    <meta:user-defined meta:name="Applications">23;#Microsoft Office Excel 2007;#79;#Template 12;#184;#Office 2000;#182;#Office XP;#22;#Excel 2003</meta:user-defined>
    <meta:user-defined meta:name="AssetId" meta:value-type="string">TS001021976</meta:user-defined>
    <meta:user-defined meta:name="AssetType" meta:value-type="string">TP</meta:user-defined>
    <meta:user-defined meta:name="AuthoringAssetId" meta:value-type="string">TP001021976</meta:user-defined>
    <meta:user-defined meta:name="BugNumber" meta:value-type="string">490394L</meta:user-defined>
    <meta:user-defined meta:name="Content Type" meta:value-type="string">OOFile</meta:user-defined>
    <meta:user-defined meta:name="ContentTypeId" meta:value-type="string">0x0101006025706CF4CD034688BEBAE97A2E701D020200C3831ACA17D8814887A164412888521E</meta:user-defined>
    <meta:user-defined meta:name="IsDeleted" meta:value-type="string">0</meta:user-defined>
    <meta:user-defined meta:name="IsSearchable" meta:value-type="string">0</meta:user-defined>
    <meta:user-defined meta:name="Markets" meta:value-type="string">en-us</meta:user-defined>
    <meta:user-defined meta:name="Milestone" meta:value-type="string">Continuous</meta:user-defined>
    <meta:user-defined meta:name="NumericId" meta:value-type="string">-1.00000000000000</meta:user-defined>
    <meta:user-defined meta:name="OpenTemplate" meta:value-type="string">1</meta:user-defined>
    <meta:user-defined meta:name="PrimaryImageGen" meta:value-type="string">1</meta:user-defined>
    <meta:user-defined meta:name="Provider" meta:value-type="string">EY006220130</meta:user-defined>
    <meta:user-defined meta:name="PublishStatusLookup" meta:value-type="string">253898</meta:user-defined>
    <meta:user-defined meta:name="PublishTargets" meta:value-type="string">OfficeOnline</meta:user-defined>
    <meta:user-defined meta:name="ShowIn" meta:value-type="string">Show everywhere</meta:user-defined>
    <meta:user-defined meta:name="SourceTitle" meta:value-type="string">Five-day event schedule</meta:user-defined>
    <meta:user-defined meta:name="TPAppVersion" meta:value-type="string">11</meta:user-defined>
    <meta:user-defined meta:name="TPApplication" meta:value-type="string">Excel</meta:user-defined>
    <meta:user-defined meta:name="TPClientViewer" meta:value-type="string">Microsoft Office Excel</meta:user-defined>
    <meta:user-defined meta:name="TPCommandLine" meta:value-type="string">{XL} /t {FilePath}</meta:user-defined>
    <meta:user-defined meta:name="TPComponent" meta:value-type="string">EXCELFiles</meta:user-defined>
    <meta:user-defined meta:name="TPFriendlyName" meta:value-type="string">Five-day event schedule</meta:user-defined>
    <meta:user-defined meta:name="TPInstallLocation" meta:value-type="string">{My Templates}</meta:user-defined>
    <meta:user-defined meta:name="TPLaunchHelpLinkType" meta:value-type="string">Template</meta:user-defined>
    <meta:user-defined meta:name="TPNamespace" meta:value-type="string">EXCEL</meta:user-defined>
    <meta:user-defined meta:name="TemplateStatus" meta:value-type="string">Complete</meta:user-defined>
    <meta:user-defined meta:name="TrustLevel" meta:value-type="string">Microsoft Managed Content</meta:user-defined>
    <meta:user-defined meta:name="UACurrentWords" meta:value-type="string">0</meta:user-defined>
    <meta:user-defined meta:name="UALocRecommendation" meta:value-type="string">Localize</meta:user-defined>
    <meta:user-defined meta:name="UANotes" meta:value-type="string">LEGACY FROM TOW. June 2003 Retrofit
XL Batch 2

Design Pass complete.</meta:user-defined>
    <meta:user-defined meta:name="display_urn:schemas-microsoft-com:office:office#APAuthor" meta:value-type="string">REDMOND\cynvey</meta:user-defined>
    <meta:user-defined meta:name="display_urn:schemas-microsoft-com:office:office#APEditor" meta:value-type="string">REDMOND\v-luannv</meta:user-defined>
  </office:meta>
</office:document-meta>
</file>